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00"/>
    </style:style>
    <style:style style:name="ce2" style:family="table-cell" style:parent-style-name="Default">
      <style:table-cell-properties fo:background-color="#b3b300"/>
    </style:style>
    <style:style style:name="ce3" style:family="table-cell" style:parent-style-name="Default">
      <style:table-cell-properties fo:background-color="#b84747"/>
    </style:style>
    <style:style style:name="ce4" style:family="table-cell" style:parent-style-name="Default">
      <style:table-cell-properties fo:background-color="#6b4794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c5000b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b84700"/>
    </style:style>
    <style:style style:name="ce10" style:family="table-cell" style:parent-style-name="Default">
      <style:table-cell-properties fo:background-color="#2300dc"/>
    </style:style>
    <style:style style:name="ce11" style:family="table-cell" style:parent-style-name="Default">
      <style:table-cell-properties fo:background-color="#808019"/>
    </style:style>
    <style:style style:name="ce12" style:family="table-cell" style:parent-style-name="Default">
      <style:table-cell-properties fo:background-color="#ff6633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3deb3d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ackground-color="#cccc00"/>
    </style:style>
    <style:style style:name="ce17" style:family="table-cell" style:parent-style-name="Default">
      <style:table-cell-properties fo:background-color="#00808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008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number-columns-repeated="22" table:default-cell-style-name="Default"/>
        <table:table-row table:style-name="ro1">
          <table:table-cell table:style-name="ce1" table:formula="of:=CONCATENATE(&quot;P&quot;; CHAR(64 + COLUMN());ROW()-1; &quot; = UART4_TX&quot;)" office:value-type="string" office:string-value="PA0 = UART4_TX">
            <text:p>PA0 = UART4_TX</text:p>
          </table:table-cell>
          <table:table-cell table:style-name="ce4" table:formula="of:=CONCATENATE(&quot;P&quot;; CHAR(64 + COLUMN());ROW()-1; &quot; = ADC8&quot;)" office:value-type="string" office:string-value="PB0 = ADC8">
            <text:p>PB0 = ADC8</text:p>
          </table:table-cell>
          <table:table-cell table:style-name="ce15" table:formula="of:=CONCATENATE(&quot;P&quot;; CHAR(64 + COLUMN());ROW()-1; &quot; = LED_RED&quot;)" office:value-type="string" office:string-value="PC0 = LED_RED">
            <text:p>PC0 = LED_RED</text:p>
          </table:table-cell>
          <table:table-cell table:style-name="ce17" office:value-type="string">
            <text:p>PD2 = SDIO_CMD</text:p>
          </table:table-cell>
          <table:table-cell table:style-name="ce7" table:number-columns-repeated="22"/>
        </table:table-row>
        <table:table-row table:style-name="ro1">
          <table:table-cell table:style-name="ce1" table:formula="of:=CONCATENATE(&quot;P&quot;; CHAR(64 + COLUMN());ROW()-1; &quot; = UART4_RX&quot;)" office:value-type="string" office:string-value="PA1 = UART4_RX">
            <text:p>PA1 = UART4_RX</text:p>
          </table:table-cell>
          <table:table-cell table:style-name="ce4" table:formula="of:=CONCATENATE(&quot;P&quot;; CHAR(64 + COLUMN());ROW()-1; &quot; = ADC9&quot;)" office:value-type="string" office:string-value="PB1 = ADC9">
            <text:p>PB1 = ADC9</text:p>
          </table:table-cell>
          <table:table-cell table:style-name="ce15" table:formula="of:=CONCATENATE(&quot;P&quot;; CHAR(64 + COLUMN());ROW()-1; &quot; = LED_GREEN&quot;)" office:value-type="string" office:string-value="PC1 = LED_GREEN">
            <text:p>PC1 = LED_GREEN</text:p>
          </table:table-cell>
          <table:table-cell table:style-name="ce19" office:value-type="string">
            <text:p>PH0 = OSC_IN</text:p>
          </table:table-cell>
          <table:table-cell table:style-name="ce7" table:number-columns-repeated="22"/>
        </table:table-row>
        <table:table-row table:style-name="ro1">
          <table:table-cell table:style-name="ce2" table:formula="of:=CONCATENATE(&quot;P&quot;; CHAR(64 + COLUMN());ROW()-1; &quot; = UART2_TX&quot;)" office:value-type="string" office:string-value="PA2 = UART2_TX">
            <text:p>PA2 = UART2_TX</text:p>
          </table:table-cell>
          <table:table-cell table:style-name="ce8" table:formula="of:=CONCATENATE(&quot;P&quot;; CHAR(64 + COLUMN());ROW()-1; &quot; = BOOT1&quot;)" office:value-type="string" office:string-value="PB2 = BOOT1">
            <text:p>PB2 = BOOT1</text:p>
          </table:table-cell>
          <table:table-cell table:style-name="ce15" table:formula="of:=CONCATENATE(&quot;P&quot;; CHAR(64 + COLUMN());ROW()-1; &quot; = LED_BLUE&quot;)" office:value-type="string" office:string-value="PC2 = LED_BLUE">
            <text:p>PC2 = LED_BLUE</text:p>
          </table:table-cell>
          <table:table-cell table:style-name="ce19" office:value-type="string">
            <text:p>PH1 = OSC_OUT</text:p>
          </table:table-cell>
          <table:table-cell table:style-name="ce7" table:number-columns-repeated="22"/>
        </table:table-row>
        <table:table-row table:style-name="ro1">
          <table:table-cell table:style-name="ce2" table:formula="of:=CONCATENATE(&quot;P&quot;; CHAR(64 + COLUMN());ROW()-1; &quot; = UART2_RX&quot;)" office:value-type="string" office:string-value="PA3 = UART2_RX">
            <text:p>PA3 = UART2_RX</text:p>
          </table:table-cell>
          <table:table-cell table:style-name="ce9" table:formula="of:=CONCATENATE(&quot;P&quot;; CHAR(64 + COLUMN());ROW()-1; &quot; = 485_TXEN1&quot;)" office:value-type="string" office:string-value="PB3 = 485_TXEN1">
            <text:p>PB3 = 485_TXEN1</text:p>
          </table:table-cell>
          <table:table-cell table:style-name="ce15" table:formula="of:=CONCATENATE(&quot;P&quot;; CHAR(64 + COLUMN());ROW()-1; &quot; = LED_YELLOW&quot;)" office:value-type="string" office:string-value="PC3 = LED_YELLOW">
            <text:p>PC3 = LED_YELLOW</text:p>
          </table:table-cell>
          <table:table-cell table:style-name="ce7" table:number-columns-repeated="23"/>
        </table:table-row>
        <table:table-row table:style-name="ro1">
          <table:table-cell table:style-name="ce3" table:formula="of:=CONCATENATE(&quot;P&quot;; CHAR(64 + COLUMN());ROW()-1; &quot; = DAC1&quot;)" office:value-type="string" office:string-value="PA4 = DAC1">
            <text:p>PA4 = DAC1</text:p>
          </table:table-cell>
          <table:table-cell table:style-name="ce10" table:formula="of:=CONCATENATE(&quot;P&quot;;CHAR(64+COLUMN());ROW()-1;&quot; = FLAG_YEL&quot;)" office:value-type="string" office:string-value="PB4 = FLAG_YEL">
            <text:p>PB4 = FLAG_YEL</text:p>
          </table:table-cell>
          <table:table-cell table:style-name="ce9" table:formula="of:=CONCATENATE(&quot;P&quot;; CHAR(64 + COLUMN());ROW()-1; &quot; = 485_TXEN2&quot;)" office:value-type="string" office:string-value="PC4 = 485_TXEN2">
            <text:p>PC4 = 485_TXEN2</text:p>
          </table:table-cell>
          <table:table-cell table:style-name="ce7" table:number-columns-repeated="23"/>
        </table:table-row>
        <table:table-row table:style-name="ro1">
          <table:table-cell table:style-name="ce3" table:formula="of:=CONCATENATE(&quot;P&quot;; CHAR(64 + COLUMN());ROW()-1; &quot; = DAC2&quot;)" office:value-type="string" office:string-value="PA5 = DAC2">
            <text:p>PA5 = DAC2</text:p>
          </table:table-cell>
          <table:table-cell table:style-name="ce10" table:formula="of:=CONCATENATE(&quot;P&quot;; CHAR(64 + COLUMN());ROW()-1; &quot; = FLAG_BLU&quot;)" office:value-type="string" office:string-value="PB5 = FLAG_BLU">
            <text:p>PB5 = FLAG_BLU</text:p>
          </table:table-cell>
          <table:table-cell table:style-name="ce9" table:formula="of:=CONCATENATE(&quot;P&quot;; CHAR(64 + COLUMN());ROW()-1; &quot; = 485_TXEN3&quot;)" office:value-type="string" office:string-value="PC5 = 485_TXEN3">
            <text:p>PC5 = 485_TXEN3</text:p>
          </table:table-cell>
          <table:table-cell table:style-name="ce7" table:number-columns-repeated="23"/>
        </table:table-row>
        <table:table-row table:style-name="ro1">
          <table:table-cell table:style-name="ce4" table:formula="of:=CONCATENATE(&quot;P&quot;; CHAR(64 + COLUMN());ROW()-1; &quot; = ADC6&quot;)" office:value-type="string" office:string-value="PA6 = ADC6">
            <text:p>PA6 = ADC6</text:p>
          </table:table-cell>
          <table:table-cell table:style-name="ce11" table:formula="of:=CONCATENATE(&quot;P&quot;; CHAR(64 + COLUMN());ROW()-1; &quot; = UART1_TX&quot;)" office:value-type="string" office:string-value="PB6 = UART1_TX">
            <text:p>PB6 = UART1_TX</text:p>
          </table:table-cell>
          <table:table-cell table:style-name="ce16" table:formula="of:=CONCATENATE(&quot;P&quot;; CHAR(64 + COLUMN());ROW()-1; &quot; = UART6_TX&quot;)" office:value-type="string" office:string-value="PC6 = UART6_TX">
            <text:p>PC6 = UART6_TX</text:p>
          </table:table-cell>
          <table:table-cell table:style-name="ce7" table:number-columns-repeated="23"/>
        </table:table-row>
        <table:table-row table:style-name="ro1">
          <table:table-cell table:style-name="ce4" table:formula="of:=CONCATENATE(&quot;P&quot;; CHAR(64 + COLUMN());ROW()-1; &quot; = ADC7&quot;)" office:value-type="string" office:string-value="PA7 = ADC7">
            <text:p>PA7 = ADC7</text:p>
          </table:table-cell>
          <table:table-cell table:style-name="ce11" table:formula="of:=CONCATENATE(&quot;P&quot;; CHAR(64 + COLUMN());ROW()-1; &quot; = UART1_RX&quot;)" office:value-type="string" office:string-value="PB7 = UART1_RX">
            <text:p>PB7 = UART1_RX</text:p>
          </table:table-cell>
          <table:table-cell table:style-name="ce16" table:formula="of:=CONCATENATE(&quot;P&quot;; CHAR(64 + COLUMN());ROW()-1; &quot; = UART6_RX&quot;)" office:value-type="string" office:string-value="PC7 = UART6_RX">
            <text:p>PC7 = UART6_RX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PWREN&quot;)" office:value-type="string" office:string-value="PA8 = USB_PWREN">
            <text:p>PA8 = USB_PWREN</text:p>
          </table:table-cell>
          <table:table-cell table:style-name="ce12" table:formula="of:=CONCATENATE(&quot;P&quot;; CHAR(64 + COLUMN());ROW()-1; &quot; = I2C1_SCL&quot;)" office:value-type="string" office:string-value="PB8 = I2C1_SCL">
            <text:p>PB8 = I2C1_SCL</text:p>
          </table:table-cell>
          <table:table-cell table:style-name="ce17" table:formula="of:=CONCATENATE(&quot;P&quot;; CHAR(64 + COLUMN());ROW()-1; &quot; = SDIO_D0&quot;)" office:value-type="string" office:string-value="PC8 = SDIO_D0">
            <text:p>PC8 = SDIO_D0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VBUS&quot;)" office:value-type="string" office:string-value="PA9 = USB_VBUS">
            <text:p>PA9 = USB_VBUS</text:p>
          </table:table-cell>
          <table:table-cell table:style-name="ce12" table:formula="of:=CONCATENATE(&quot;P&quot;; CHAR(64 + COLUMN());ROW()-1; &quot; = I2C1_SDA&quot;)" office:value-type="string" office:string-value="PB9 = I2C1_SDA">
            <text:p>PB9 = I2C1_SDA</text:p>
          </table:table-cell>
          <table:table-cell table:style-name="ce17" table:formula="of:=CONCATENATE(&quot;P&quot;; CHAR(64 + COLUMN());ROW()-1; &quot; = SDIO_D1&quot;)" office:value-type="string" office:string-value="PC9 = SDIO_D1">
            <text:p>PC9 = SDIO_D1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ID&quot;)" office:value-type="string" office:string-value="PA10 = USB_ID">
            <text:p>PA10 = USB_ID</text:p>
          </table:table-cell>
          <table:table-cell table:style-name="ce13" table:formula="of:=CONCATENATE(&quot;P&quot;; CHAR(64 + COLUMN());ROW()-1; &quot; = USART3_TX&quot;)" office:value-type="string" office:string-value="PB10 = USART3_TX">
            <text:p>PB10 = USART3_TX</text:p>
          </table:table-cell>
          <table:table-cell table:style-name="ce17" table:formula="of:=CONCATENATE(&quot;P&quot;; CHAR(64 + COLUMN());ROW()-1; &quot; = SDIO_D2&quot;)" office:value-type="string" office:string-value="PC10 = SDIO_D2">
            <text:p>PC10 = SDIO_D2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DM&quot;)" office:value-type="string" office:string-value="PA11 = USB_DM">
            <text:p>PA11 = USB_DM</text:p>
          </table:table-cell>
          <table:table-cell table:style-name="ce13" table:formula="of:=CONCATENATE(&quot;P&quot;; CHAR(64 + COLUMN());ROW()-1; &quot; = USART3_TX&quot;)" office:value-type="string" office:string-value="PB11 = USART3_TX">
            <text:p>PB11 = USART3_TX</text:p>
          </table:table-cell>
          <table:table-cell table:style-name="ce17" table:formula="of:=CONCATENATE(&quot;P&quot;; CHAR(64 + COLUMN());ROW()-1; &quot; = SDIO_D3&quot;)" office:value-type="string" office:string-value="PC11 = SDIO_D3">
            <text:p>PC11 = SDIO_D3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DP&quot;)" office:value-type="string" office:string-value="PA12 = USB_DP">
            <text:p>PA12 = USB_DP</text:p>
          </table:table-cell>
          <table:table-cell table:style-name="ce13" table:formula="of:=CONCATENATE(&quot;P&quot;; CHAR(64 + COLUMN());ROW()-1; &quot; = USART3_CK&quot;)" office:value-type="string" office:string-value="PB12 = USART3_CK">
            <text:p>PB12 = USART3_CK</text:p>
          </table:table-cell>
          <table:table-cell table:style-name="ce17" table:formula="of:=CONCATENATE(&quot;P&quot;; CHAR(64 + COLUMN());ROW()-1; &quot; = SDIO_CLK&quot;)" office:value-type="string" office:string-value="PC12 = SDIO_CLK">
            <text:p>PC12 = SDIO_CLK</text:p>
          </table:table-cell>
          <table:table-cell table:style-name="ce7" table:number-columns-repeated="23"/>
        </table:table-row>
        <table:table-row table:style-name="ro1">
          <table:table-cell table:style-name="ce6" table:formula="of:=CONCATENATE(&quot;P&quot;; CHAR(64 + COLUMN());ROW()-1; &quot; = SWDIO&quot;)" office:value-type="string" office:string-value="PA13 = SWDIO">
            <text:p>PA13 = SWDIO</text:p>
          </table:table-cell>
          <table:table-cell table:style-name="ce14" table:formula="of:=CONCATENATE(&quot;P&quot;; CHAR(64 + COLUMN());ROW()-1; &quot; = SPI2_SCK&quot;)" office:value-type="string" office:string-value="PB13 = SPI2_SCK">
            <text:p>PB13 = SPI2_SCK</text:p>
          </table:table-cell>
          <table:table-cell table:style-name="ce9" table:formula="of:=CONCATENATE(&quot;P&quot;; CHAR(64 + COLUMN());ROW()-1; &quot; = 485_TXEN4&quot;)" office:value-type="string" office:string-value="PC13 = 485_TXEN4">
            <text:p>PC13 = 485_TXEN4</text:p>
          </table:table-cell>
          <table:table-cell table:style-name="ce7" table:number-columns-repeated="23"/>
        </table:table-row>
        <table:table-row table:style-name="ro1">
          <table:table-cell table:style-name="ce6" table:formula="of:=CONCATENATE(&quot;P&quot;; CHAR(64 + COLUMN());ROW()-1; &quot; = SWCLK&quot;)" office:value-type="string" office:string-value="PA14 = SWCLK">
            <text:p>PA14 = SWCLK</text:p>
          </table:table-cell>
          <table:table-cell table:style-name="ce14" table:formula="of:=CONCATENATE(&quot;P&quot;; CHAR(64 + COLUMN());ROW()-1; &quot; = SPI2_MISO&quot;)" office:value-type="string" office:string-value="PB14 = SPI2_MISO">
            <text:p>PB14 = SPI2_MISO</text:p>
          </table:table-cell>
          <table:table-cell table:style-name="ce18" table:formula="of:=CONCATENATE(&quot;P&quot;; CHAR(64 + COLUMN());ROW()-1; &quot; = BUTTON0&quot;)" office:value-type="string" office:string-value="PC14 = BUTTON0">
            <text:p>PC14 = BUTTON0</text:p>
          </table:table-cell>
          <table:table-cell table:style-name="ce7" table:number-columns-repeated="23"/>
        </table:table-row>
        <table:table-row table:style-name="ro1">
          <table:table-cell table:style-name="ce5" table:formula="of:=CONCATENATE(&quot;P&quot;; CHAR(64 + COLUMN());ROW()-1; &quot; = USB_OVP&quot;)" office:value-type="string" office:string-value="PA15 = USB_OVP">
            <text:p>PA15 = USB_OVP</text:p>
          </table:table-cell>
          <table:table-cell table:style-name="ce14" table:formula="of:=CONCATENATE(&quot;P&quot;; CHAR(64 + COLUMN());ROW()-1; &quot; = SPI2_MOSI&quot;)" office:value-type="string" office:string-value="PB15 = SPI2_MOSI">
            <text:p>PB15 = SPI2_MOSI</text:p>
          </table:table-cell>
          <table:table-cell table:style-name="ce18" table:formula="of:=CONCATENATE(&quot;P&quot;; CHAR(64 + COLUMN());ROW()-1; &quot; = BUTTON1&quot;)" office:value-type="string" office:string-value="PC15 = BUTTON1">
            <text:p>PC15 = BUTTON1</text:p>
          </table:table-cell>
          <table:table-cell table:style-name="ce7" table:number-columns-repeated="23"/>
        </table:table-row>
        <table:table-row table:style-name="ro2" table:number-rows-repeated="84">
          <table:table-cell table:style-name="ce7" table:number-columns-repeated="26"/>
        </table:table-row>
        <table:table-row table:style-name="ro2" table:number-rows-repeated="1048475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20:29:50</meta:creation-date>
    <dc:date>2014-01-20T21:56:22</dc:date>
    <meta:editing-duration>PT1H24M45S</meta:editing-duration>
    <meta:editing-cycles>33</meta:editing-cycles>
    <meta:generator>LibreOffice/4.0.2.2$Linux_X86_64 LibreOffice_project/400m0$Build-2</meta:generator>
    <meta:document-statistic meta:table-count="1" meta:cell-count="51" meta:object-count="0"/>
  </office:meta>
</office:document-meta>
</file>